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start" style:justify-single-word="false"/>
      <style:text-properties officeooo:rsid="0004a621" officeooo:paragraph-rsid="0004a621"/>
    </style:style>
    <style:style style:name="P2" style:family="paragraph" style:parent-style-name="Standard">
      <style:paragraph-properties fo:text-align="start" style:justify-single-word="false">
        <style:tab-stops>
          <style:tab-stop style:position="10.478cm"/>
        </style:tab-stops>
      </style:paragraph-properties>
      <style:text-properties officeooo:rsid="0004a621" officeooo:paragraph-rsid="0004a621"/>
    </style:style>
    <style:style style:name="P3" style:family="paragraph" style:parent-style-name="Standard">
      <style:paragraph-properties fo:text-align="start" style:justify-single-word="false"/>
      <style:text-properties fo:font-size="13pt" fo:font-weight="normal" officeooo:rsid="0004a621" officeooo:paragraph-rsid="0004a621" style:font-size-asian="11.3500003814697pt" style:font-weight-asian="normal" style:font-size-complex="13pt" style:font-weight-complex="normal"/>
    </style:style>
    <style:style style:name="P4" style:family="paragraph" style:parent-style-name="Standard">
      <style:paragraph-properties fo:text-align="start" style:justify-single-word="false">
        <style:tab-stops>
          <style:tab-stop style:position="10.478cm"/>
        </style:tab-stops>
      </style:paragraph-properties>
      <style:text-properties officeooo:rsid="0006ed7e" officeooo:paragraph-rsid="0006ed7e"/>
    </style:style>
    <style:style style:name="P5" style:family="paragraph" style:parent-style-name="Standard">
      <style:paragraph-properties fo:text-align="start" style:justify-single-word="false"/>
      <style:text-properties officeooo:paragraph-rsid="0006ed7e"/>
    </style:style>
    <style:style style:name="P6" style:family="paragraph" style:parent-style-name="Standard">
      <style:paragraph-properties fo:text-align="start" style:justify-single-word="false">
        <style:tab-stops>
          <style:tab-stop style:position="10.478cm"/>
        </style:tab-stops>
      </style:paragraph-properties>
      <style:text-properties officeooo:paragraph-rsid="0006fa87"/>
    </style:style>
    <style:style style:name="T1" style:family="text">
      <style:text-properties fo:font-size="15pt" fo:font-weight="bold" style:font-size-asian="15pt" style:font-weight-asian="bold" style:font-size-complex="15pt" style:font-weight-complex="bold"/>
    </style:style>
    <style:style style:name="T2" style:family="text">
      <style:text-properties officeooo:rsid="0006ed7e"/>
    </style:style>
    <style:style style:name="T3" style:family="text">
      <style:text-properties fo:font-size="13pt" fo:font-weight="normal" officeooo:rsid="0004a621" style:font-size-asian="11.3500003814697pt" style:font-weight-asian="normal" style:font-size-complex="13pt" style:font-weight-complex="normal"/>
    </style:style>
    <style:style style:name="T4" style:family="text">
      <style:text-properties fo:font-size="13pt" fo:font-weight="normal" officeooo:rsid="0006ed7e" style:font-size-asian="11.3500003814697pt" style:font-weight-asian="normal" style:font-size-complex="13pt" style:font-weight-complex="normal"/>
    </style:style>
    <style:style style:name="T5" style:family="text">
      <style:text-properties fo:font-size="12pt" style:font-size-asian="12pt" style:font-size-complex="12pt"/>
    </style:style>
    <style:style style:name="T6" style:family="text">
      <style:text-properties officeooo:rsid="0006fa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3"/><text:span text:style-name="T1">Justin Drew Bieber</text:span></text:p>
      <text:p text:style-name="P3">Just<text:span text:style-name="T2">i</text:span>n Bieber är en <text:span text:style-name="T2">kanadensisk</text:span> popartist. Han föddes 1mars 1994 i Ontario. Han växte upp <text:span text:style-name="T2">Str</text:span>atford ,<text:span text:style-name="T2">On</text:span>tario.</text:p>
      <text:p text:style-name="P5"><text:span text:style-name="T3">Hans upptäcktes 2008 av Scooter Braun som är hans nuvarande manager. Han första album <text:s/>My </text:span><text:span text:style-name="T4">World</text:span><text:span text:style-name="T3"> släpptes 17 nov</text:span><text:span text:style-name="T4">em</text:span><text:span text:style-name="T3">ber 2009. Hans föräld</text:span><text:span text:style-name="T4">r</text:span><text:span text:style-name="T3">ar heter </text:span><text:span text:style-name="T5">Patricia</text:span><text:span text:style-name="T3"> Malette och </text:span><text:span text:style-name="T4">Jeremy</text:span><text:span text:style-name="T3"> Bieber, </text:span><text:span text:style-name="T4">dom s</text:span><text:span text:style-name="T3">kildes </text:span><text:span text:style-name="T4">dock </text:span><text:span text:style-name="T3">när han var 10 månader. </text:span></text:p>
      <text:p text:style-name="P2"><text:span text:style-name="T2">Justin</text:span> kan spela piano,trumpet,gitarr och slaginstrument</text:p>
      <text:p text:style-name="P4">Hans favoritfärg är lila och hans favoriträtt är spagetti med köttbullar.</text:p>
      <text:p text:style-name="P4">Justin har jobbat med artister som Usher, chris brown, Fast East Movement, Jaden Smith, Jessica Jarell, Ludacris, Rascal Flatts, Sean Kingston , Will.am och Nicki Minaj.</text:p>
      <text:p text:style-name="P6"><text:span text:style-name="T6">Justin vill även göra en duett med Beyonce som är hans kändiscrush. Han har klaustrofobi så därför är han speciellt rädd för hissar och småa utrymmen. Justin skulle kunna tänka sig jobba som arkitekt ifall han inte var sångare, men när han var liten så drömde han om att bli bagare. </text:span>Justin Bieber är vänsterhänt. Han kan prata franska,engelska och han kan räkna till 10 på tyska. Han har ungefär 60 miljoner följare på Twitter och 31 miljoner på Insta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6T10:43:13.374339553</meta:creation-date>
    <dc:date>2015-07-01T09:14:23.857186041</dc:date>
    <meta:editing-duration>PT1H1M28S</meta:editing-duration>
    <meta:editing-cycles>5</meta:editing-cycles>
    <meta:generator>LibreOffice/4.2.8.2$Linux_X86_64 LibreOffice_project/420m0$Build-2</meta:generator>
    <meta:document-statistic meta:table-count="0" meta:image-count="0" meta:object-count="0" meta:page-count="1" meta:paragraph-count="7" meta:word-count="179" meta:character-count="1156" meta:non-whitespace-character-count="928"/>
  </office:meta>
</office:document-meta>
</file>